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3.752cm" fo:margin-right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erson(fnr, etternavn, fornavn, adresse)</text:p>
      <text:p text:style-name="Standard">Ekteskap(dato, fnr1, fnr2, etternavn1, etternavn2)</text:p>
      <text:p text:style-name="Standard">ForrigeNavn(dato, fnr, etternavn, fornavn</text:p>
      <text:p text:style-name="Standard"/>
      <text:p text:style-name="P1">Oppgave 2a:</text:p>
      <text:p text:style-name="Standard"/>
      <text:p text:style-name="Standard">Finn ved hjelp av en SQL-spørring navn og adresse til alle personer som ved en vielse i perioden 2000–2010 skiftet etternavn til et navn som er forskjellig fra ektefellens.</text:p>
      <text:p text:style-name="Standard"/>
      <text:p text:style-name="Standard"/>
      <text:p text:style-name="Standard">SELECT p.navn, p.adresse</text:p>
      <text:p text:style-name="Standard">FROM Person p</text:p>
      <text:p text:style-name="Standard">WHERE p.fnr IN (SELECT e.fnr1, e.fnr2</text:p>
      <text:p text:style-name="Standard"><text:tab/><text:tab/>FROM ForrigeNavn fn, Ekteskap e</text:p>
      <text:p text:style-name="Standard"><text:tab/><text:tab/>WHERE <text:s/>e.dato like '2000____ '</text:p>
      <text:p text:style-name="Standard"><text:tab/><text:tab/>and e.dato &gt; '2010____' </text:p>
      <text:p text:style-name="Standard"><text:tab/><text:tab/>and (fn.fnr = e.fnr1 or fn.fnr = e.fnr2) </text:p>
      <text:p text:style-name="Standard"><text:tab/><text:tab/>and fn.etternavn != e.etternavn2</text:p>
      <text:p text:style-name="Standard"><text:tab/><text:tab/>and <text:s/>fn.etternavn != e.etternavn1); </text:p>
      <text:p text:style-name="Standard"/>
      <text:p text:style-name="P1">Oppgave 2b:</text:p>
      <text:p text:style-name="Standard"><text:tab/></text:p>
      <text:p text:style-name="Standard">Det er blitt ganske populært for ektefeller å ha “reverserte etternavn”. Et eksempel er SV-politikeren Heikki Eidsvoll Holmås og hans ektefelle Sunniva Holmås Eidsvoll; før de giftet seg, het de henholdsvis Heikki Holmås og Sunniva Eidsvoll. Finn ved hjelp av en SQL-spørring navn og adresse til alle personer som ved en vielse har reversert etternavnene sine.</text:p>
      <text:p text:style-name="Standard"/>
      <text:p text:style-name="Standard">SELECT p.navn, p.adresse </text:p>
      <text:p text:style-name="Standard">FROM Person</text:p>
      <text:p text:style-name="Standard">WHERE p.pnr IN (<text:tab/>SELECT e.fnr1, e.fnr2</text:p>
      <text:p text:style-name="Standard"><text:tab/><text:tab/><text:tab/>FROM ForrigeNavn fn, ForrigeNavn fn2, Ekteskap e</text:p>
      <text:p text:style-name="P2">INNER JOIN e.fnr1 = fn.fnr1 and e.fnr2 = fn.fnr2</text:p>
      <text:p text:style-name="P2">WHERE e.ettternavn1 IN (concat (fn.etternavn, fn2.etternavn),</text:p>
      <text:p text:style-name="P2"><text:tab/><text:tab/><text:tab/> concat(fn2.etternavn, fn.etternavn), </text:p>
      <text:p text:style-name="P2"><text:tab/><text:tab/><text:tab/>(concat (fn.etternavn, concat('-', fn2.etternavn)),</text:p>
      <text:p text:style-name="P2"><text:tab/><text:tab/><text:tab/> concat(fn2.etternavn, (concat('-',fn.etternavn))</text:p>
      <text:p text:style-name="P2">and e.ettternavn2 IN (concat (fn.etternavn, fn2.etternavn), </text:p>
      <text:p text:style-name="P2"><text:tab/><text:tab/><text:tab/>concat(fn2.etternavn, fn.etternavn), </text:p>
      <text:p text:style-name="P2"><text:tab/><text:tab/><text:tab/>(concat (fn.etternavn, concat('-', fn2.etternavn)),</text:p>
      <text:p text:style-name="P2"><text:tab/><text:tab/><text:tab/> concat(fn2.etternavn, (concat('-',fn.etternavn)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indy Madeleine Svendsen</meta:initial-creator>
    <meta:creation-date>2016-03-10T17:46:03.05</meta:creation-date>
    <meta:document-statistic meta:table-count="0" meta:image-count="0" meta:object-count="0" meta:page-count="1" meta:paragraph-count="30" meta:word-count="200" meta:character-count="1554"/>
    <dc:date>2016-03-10T18:08:22.26</dc:date>
    <dc:creator>Cindy Madeleine Svendsen</dc:creator>
    <meta:editing-duration>PT6M38S</meta:editing-duration>
    <meta:editing-cycles>1</meta:editing-cycles>
    <meta:generator>OpenOffice/4.1.2$Win32 OpenOffice.org_project/412m3$Build-9782</meta:generator>
  </office:meta>
</office:document-meta>
</file>